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60000018332C1821B34E0F57D.jpg" manifest:media-type="image/jpeg"/>
  <manifest:file-entry manifest:full-path="Pictures/100002010000033F0000025D62987883FCC6C10F.png" manifest:media-type="image/pn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152000002C4F236316D5EB7C078.png" manifest:media-type="image/png"/>
  <manifest:file-entry manifest:full-path="Pictures/1000020100000246000002B9C3E50134E7EB1E0B.png" manifest:media-type="image/png"/>
  <manifest:file-entry manifest:full-path="Pictures/10000201000002B2000003202503B110FC91B0E1.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7"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8"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9"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0"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1"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2"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3"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4"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5"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16"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17" style:family="paragraph" style:parent-style-name="Standard">
      <style:text-properties fo:font-style="normal" fo:font-weight="normal" officeooo:rsid="006ac0c8" officeooo:paragraph-rsid="006ac0c8" style:font-style-asian="normal" style:font-weight-asian="normal" style:font-style-complex="normal" style:font-weight-complex="normal"/>
    </style:style>
    <style:style style:name="P18"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19"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20"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21"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22"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23" style:family="paragraph" style:parent-style-name="Standard">
      <style:text-properties fo:font-style="normal" fo:font-weight="bold" officeooo:rsid="006ac0c8" officeooo:paragraph-rsid="006ac0c8" style:font-style-asian="normal" style:font-weight-asian="bold" style:font-style-complex="normal" style:font-weight-complex="bold"/>
    </style:style>
    <style:style style:name="P24" style:family="paragraph" style:parent-style-name="Table_20_Contents">
      <style:text-properties officeooo:rsid="001f5a31" officeooo:paragraph-rsid="001f5a31"/>
    </style:style>
    <style:style style:name="P25" style:family="paragraph" style:parent-style-name="Table_20_Contents">
      <style:text-properties officeooo:rsid="00201049" officeooo:paragraph-rsid="00201049"/>
    </style:style>
    <style:style style:name="P26" style:family="paragraph" style:parent-style-name="Table_20_Contents">
      <style:text-properties fo:font-weight="bold" officeooo:rsid="001f5a31" officeooo:paragraph-rsid="001f5a31" style:font-weight-asian="bold" style:font-weight-complex="bold"/>
    </style:style>
    <style:style style:name="P27" style:family="paragraph" style:parent-style-name="Table_20_Contents">
      <style:text-properties fo:font-weight="bold" officeooo:rsid="002362f1" officeooo:paragraph-rsid="002362f1" style:font-weight-asian="bold" style:font-weight-complex="bold"/>
    </style:style>
    <style:style style:name="P28" style:family="paragraph" style:parent-style-name="Table_20_Contents">
      <style:text-properties fo:font-weight="bold" officeooo:rsid="002979b2" officeooo:paragraph-rsid="002979b2" style:font-weight-asian="bold" style:font-weight-complex="bold"/>
    </style:style>
    <style:style style:name="P29" style:family="paragraph" style:parent-style-name="Table_20_Contents">
      <style:text-properties officeooo:rsid="0020be0c" officeooo:paragraph-rsid="0020be0c"/>
    </style:style>
    <style:style style:name="P30" style:family="paragraph" style:parent-style-name="Table_20_Contents">
      <style:text-properties officeooo:rsid="00289ead" officeooo:paragraph-rsid="00289ead"/>
    </style:style>
    <style:style style:name="P31" style:family="paragraph" style:parent-style-name="Table_20_Contents">
      <style:text-properties officeooo:rsid="002979b2" officeooo:paragraph-rsid="002979b2"/>
    </style:style>
    <style:style style:name="P32" style:family="paragraph" style:parent-style-name="Table_20_Contents">
      <style:text-properties officeooo:rsid="002a76f3" officeooo:paragraph-rsid="002a76f3"/>
    </style:style>
    <style:style style:name="P33" style:family="paragraph" style:parent-style-name="Table_20_Contents">
      <style:text-properties officeooo:rsid="002afc55" officeooo:paragraph-rsid="002afc55"/>
    </style:style>
    <style:style style:name="P34" style:family="paragraph" style:parent-style-name="Table_20_Contents">
      <style:text-properties officeooo:rsid="002ef313" officeooo:paragraph-rsid="002ef313"/>
    </style:style>
    <style:style style:name="P35" style:family="paragraph" style:parent-style-name="Table_20_Contents">
      <style:text-properties officeooo:rsid="00315e97" officeooo:paragraph-rsid="00315e97"/>
    </style:style>
    <style:style style:name="P36" style:family="paragraph" style:parent-style-name="Table_20_Contents">
      <style:text-properties officeooo:rsid="003297b5" officeooo:paragraph-rsid="003297b5"/>
    </style:style>
    <style:style style:name="P37" style:family="paragraph" style:parent-style-name="Table_20_Contents">
      <style:text-properties officeooo:rsid="00201049" officeooo:paragraph-rsid="00201049" fo:background-color="#fff200"/>
    </style:style>
    <style:style style:name="P38" style:family="paragraph" style:parent-style-name="Table_20_Contents">
      <style:text-properties officeooo:rsid="00201049" officeooo:paragraph-rsid="00201049" fo:background-color="#72bf44"/>
    </style:style>
    <style:style style:name="P39"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40"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41" style:family="paragraph" style:parent-style-name="Standard">
      <style:paragraph-properties fo:break-before="page"/>
      <style:text-properties fo:font-style="normal" fo:font-weight="normal" officeooo:rsid="00686ff8" officeooo:paragraph-rsid="00686ff8" style:font-style-asian="normal" style:font-weight-asian="normal" style:font-style-complex="normal" style:font-weight-complex="normal"/>
    </style:style>
    <style:style style:name="P42"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43" style:family="paragraph" style:parent-style-name="Standard">
      <style:paragraph-properties fo:break-before="page"/>
      <style:text-properties fo:font-style="normal" fo:font-weight="bold" officeooo:rsid="0061f963" officeooo:paragraph-rsid="0061f963" style:font-style-asian="normal" style:font-weight-asian="bold" style:font-style-complex="normal" style:font-weight-complex="bold"/>
    </style:style>
    <style:style style:name="P44" style:family="paragraph" style:parent-style-name="Standard">
      <style:text-properties fo:font-style="normal" fo:font-weight="normal" officeooo:rsid="006d6746" officeooo:paragraph-rsid="006d6746" style:font-style-asian="normal" style:font-weight-asian="normal" style:font-style-complex="normal" style:font-weight-complex="normal"/>
    </style:style>
    <style:style style:name="P45" style:family="paragraph" style:parent-style-name="Standard">
      <style:text-properties fo:font-style="normal" fo:font-weight="bold" officeooo:rsid="006d6746" officeooo:paragraph-rsid="006d6746" style:font-style-asian="normal" style:font-weight-asian="bold" style:font-style-complex="normal"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officeooo:rsid="00210888"/>
    </style:style>
    <style:style style:name="T9" style:family="text">
      <style:text-properties officeooo:rsid="0030adfc"/>
    </style:style>
    <style:style style:name="T10" style:family="text">
      <style:text-properties officeooo:rsid="0031be20"/>
    </style:style>
    <style:style style:name="T11" style:family="text">
      <style:text-properties officeooo:rsid="004c1586"/>
    </style:style>
    <style:style style:name="T12" style:family="text">
      <style:text-properties officeooo:rsid="004ef991"/>
    </style:style>
    <style:style style:name="T13" style:family="text">
      <style:text-properties officeooo:rsid="005453ce"/>
    </style:style>
    <style:style style:name="T14" style:family="text">
      <style:text-properties fo:font-weight="normal" officeooo:rsid="0061f963" style:font-weight-asian="normal" style:font-weight-complex="normal"/>
    </style:style>
    <style:style style:name="T15" style:family="text">
      <style:text-properties fo:font-weight="normal" officeooo:rsid="0062f814" style:font-weight-asian="normal" style:font-weight-complex="normal"/>
    </style:style>
    <style:style style:name="T16" style:family="text">
      <style:text-properties fo:font-weight="normal" officeooo:rsid="0063c4ec"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6"/>
      <text:p text:style-name="P6">1</text:p>
      <text:p text:style-name="P1"><text:span text:style-name="T1">Installing ubuntu 18, c++ compilers, ros1, </text:span><text:span text:style-name="T4">opencv &amp; PCL library</text:span></text:p>
      <text:p text:style-name="P1"><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text:a xlink:type="simple" xlink:href="http://www.pointclouds.org/downloads/linux.html" text:style-name="Internet_20_link" text:visited-style-name="Visited_20_Internet_20_Link"><text:span text:style-name="T4">http://www.pointclouds.org/downloads/linux.html</text:span></text:a></text:p>
      <text:p text:style-name="P1"><text:a xlink:type="simple" xlink:href="http://wiki.ros.org/ROS/Installation" text:style-name="Internet_20_link" text:visited-style-name="Visited_20_Internet_20_Link"><text:span text:style-name="T4">http://wiki.ros.org/ROS/Installation</text:span></text:a></text:p>
      <text:p text:style-name="P7"/>
      <text:p text:style-name="P6"/>
      <text:p text:style-name="P6">2</text:p>
      <text:p text:style-name="P6">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6"/>
      <text:p text:style-name="P8">Step to take and to research:</text:p>
      <text:p text:style-name="P8"/>
      <table:table table:name="Table2" table:style-name="Table2">
        <table:table-column table:style-name="Table2.A" table:number-columns-repeated="5"/>
        <table:table-row>
          <table:table-cell table:style-name="Table2.A1" office:value-type="string">
            <text:p text:style-name="P26">Filtering</text:p>
          </table:table-cell>
          <table:table-cell table:style-name="Table2.A1" office:value-type="string">
            <text:p text:style-name="P26">Type of tree</text:p>
          </table:table-cell>
          <table:table-cell table:style-name="Table2.A1" office:value-type="string">
            <text:p text:style-name="P26">Segmentation</text:p>
          </table:table-cell>
          <table:table-cell table:style-name="Table2.A1" office:value-type="string">
            <text:p text:style-name="P26">TF determination</text:p>
          </table:table-cell>
          <table:table-cell table:style-name="Table2.E1" office:value-type="string">
            <text:p text:style-name="P26">visualization</text:p>
          </table:table-cell>
        </table:table-row>
        <table:table-row>
          <table:table-cell table:style-name="Table2.A2" office:value-type="string">
            <text:p text:style-name="P29">Depends on segmentation choice</text:p>
          </table:table-cell>
          <table:table-cell table:style-name="Table2.A2" office:value-type="string">
            <text:p text:style-name="P29">Depends on segmentation choice </text:p>
          </table:table-cell>
          <table:table-cell table:style-name="Table2.A2" office:value-type="string">
            <text:p text:style-name="P25">Plane Model segmentation</text:p>
          </table:table-cell>
          <table:table-cell table:style-name="Table2.A2" office:value-type="string">
            <text:p text:style-name="P24">Moment of inertia</text:p>
          </table:table-cell>
          <table:table-cell table:style-name="Table2.E2" office:value-type="string">
            <text:p text:style-name="P29">Depend on TF <text:span text:style-name="T8">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5">Cilinder model segmentation</text:p>
          </table:table-cell>
          <table:table-cell table:style-name="Table2.A2" office:value-type="string">
            <text:p text:style-name="P24">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5">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5">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5">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5">Min-cut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5">Conditional Euclidean clustering</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5">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5"/>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8"/>
      <text:p text:style-name="P6"/>
      <text:p text:style-name="P6">3</text:p>
      <text:p text:style-name="P1"><text:span text:style-name="T1">Learning c++ from online tutorials </text:span><text:span text:style-name="T6">and setting up CMakeLists</text:span></text:p>
      <text:p text:style-name="P6"/>
      <text:p text:style-name="P6">4</text:p>
      <text:p text:style-name="P1"><text:span text:style-name="T1">Starting to use and integrate PCL llibrary </text:span><text:span text:style-name="T3">and opencv.</text:span></text:p>
      <text:p text:style-name="P6"/>
      <text:p text:style-name="P6">5</text:p>
      <text:p text:style-name="P1"><text:soft-page-break/><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6"><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6"/>
      <text:p text:style-name="P9"><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9"/>
      <text:p text:style-name="P9"/>
      <text:p text:style-name="P9"/>
      <text:p text:style-name="P9"/>
      <text:p text:style-name="P9"/>
      <text:p text:style-name="P9"/>
      <text:p text:style-name="P9"/>
      <text:p text:style-name="P9"><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text:soft-page-break/>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39">7</text:p>
      <text:p text:style-name="P10">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0"/>
      <text:p text:style-name="P11">8</text:p>
      <text:p text:style-name="P11">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0"/>
      <text:p text:style-name="P12">The segmentation options:</text:p>
      <text:p text:style-name="P12"/>
      <table:table table:name="Table1" table:style-name="Table1">
        <table:table-column table:style-name="Table1.A" table:number-columns-repeated="3"/>
        <table:table-column table:style-name="Table1.D"/>
        <table:table-row>
          <table:table-cell table:style-name="Table1.A1" office:value-type="string">
            <text:p text:style-name="P27">Options</text:p>
          </table:table-cell>
          <table:table-cell table:style-name="Table1.A1" office:value-type="string">
            <text:p text:style-name="P27">Pros</text:p>
          </table:table-cell>
          <table:table-cell table:style-name="Table1.A1" office:value-type="string">
            <text:p text:style-name="P27">Cons</text:p>
          </table:table-cell>
          <table:table-cell table:style-name="Table1.D1" office:value-type="string">
            <text:p text:style-name="P28">Extra</text:p>
          </table:table-cell>
        </table:table-row>
        <table:table-row>
          <table:table-cell table:style-name="Table1.A2" office:value-type="string">
            <text:p text:style-name="P38">Plane Model segmentation</text:p>
          </table:table-cell>
          <table:table-cell table:style-name="Table1.A2" office:value-type="string">
            <text:p text:style-name="P30">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5">Cilinder model segmentation</text:p>
          </table:table-cell>
          <table:table-cell table:style-name="Table1.A2" office:value-type="string">
            <text:p text:style-name="Table_20_Contents"/>
          </table:table-cell>
          <table:table-cell table:style-name="Table1.A2" office:value-type="string">
            <text:p text:style-name="P30">Detects cylindrical models, we also have not cylindrical objects</text:p>
          </table:table-cell>
          <table:table-cell table:style-name="Table1.D2" office:value-type="string">
            <text:p text:style-name="P30"/>
          </table:table-cell>
        </table:table-row>
        <table:table-row>
          <table:table-cell table:style-name="Table1.A2" office:value-type="string">
            <text:p text:style-name="P38">Euclidean cluster extraction</text:p>
          </table:table-cell>
          <table:table-cell table:style-name="Table1.A2" office:value-type="string">
            <text:p text:style-name="P31">This will cluster all different objects and create different pcd per object/cluster</text:p>
          </table:table-cell>
          <table:table-cell table:style-name="Table1.A2" office:value-type="string">
            <text:p text:style-name="P32"/>
          </table:table-cell>
          <table:table-cell table:style-name="Table1.D2" office:value-type="string">
            <text:p text:style-name="P31">-Uses plane model segmentation</text:p>
            <text:p text:style-name="P31">- uses kd tree</text:p>
          </table:table-cell>
        </table:table-row>
        <table:table-row>
          <table:table-cell table:style-name="Table1.A2" office:value-type="string">
            <text:p text:style-name="P25">Region growing segmentation</text:p>
          </table:table-cell>
          <table:table-cell table:style-name="Table1.A2" office:value-type="string">
            <text:p text:style-name="P32"/>
          </table:table-cell>
          <table:table-cell table:style-name="Table1.A2" office:value-type="string">
            <text:p text:style-name="P32">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25">Color-based region growing segmentation</text:p>
          </table:table-cell>
          <table:table-cell table:style-name="Table1.A2" office:value-type="string">
            <text:p text:style-name="Table_20_Contents"/>
          </table:table-cell>
          <table:table-cell table:style-name="Table1.A2" office:value-type="string">
            <text:p text:style-name="P33">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25">Min-cut based segmentation</text:p>
          </table:table-cell>
          <table:table-cell table:style-name="Table1.A2" office:value-type="string">
            <text:p text:style-name="Table_20_Contents"/>
          </table:table-cell>
          <table:table-cell table:style-name="Table1.A2" office:value-type="string">
            <text:p text:style-name="P34">It will binary segm<text:span text:style-name="T9">ent </text:span>a <text:span text:style-name="T9">given</text:span> pc and makes a set of <text:span text:style-name="T9">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37">Conditional Euclidean clustering</text:p>
          </table:table-cell>
          <table:table-cell table:style-name="Table1.A2" office:value-type="string">
            <text:p text:style-name="P35">It will cluster have a simular approach as euclidion cluster, region growing and color-base segmentation but it can be manually be <text:span text:style-name="T10">fine </text:span><text:soft-page-break/><text:span text:style-name="T10">tuned</text:span> for user specific results</text:p>
          </table:table-cell>
          <table:table-cell table:style-name="Table1.A2" office:value-type="string">
            <text:p text:style-name="P35">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25">Difference of Normals Based Segmentation</text:p>
          </table:table-cell>
          <table:table-cell table:style-name="Table1.A2" office:value-type="string">
            <text:p text:style-name="Table_20_Contents"/>
          </table:table-cell>
          <table:table-cell table:style-name="Table1.A2" office:value-type="string">
            <text:p text:style-name="P36">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4">To test our concepts we first start with working out the Plane Model Segmentation and the Euclidean Cluster extraction. This is chosen because with the plane model we remove the background and only keep our required object and is good enough mand<text:span text:style-name="T12">ator</text:span>y test to determine one object at a time. <text:span text:style-name="T13">We also can measure the distance between the table and the camera with Plane model segmentation. The</text:span> Euclidean Cluster is chosen because this is more sufficient when we have more than one object on the table. This is <text:span text:style-name="T12">important</text:span> to achieve when the software will be integrated in a robotic system. <text:span text:style-name="T11">The conditional Euclidean clustering is maybe an option when we have a working concept and want to improve it.</text:span></text:p>
      <text:p text:style-name="P14"/>
      <text:p text:style-name="P20">Succes with both concepts:</text:p>
      <text:p text:style-name="P20"><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15">detected object bearing box</text:p>
      <text:p text:style-name="P15"/>
      <text:p text:style-name="P41"><draw:frame draw:style-name="fr2" draw:name="Image8" text:anchor-type="paragraph" svg:x="-0.4717in" svg:y="-0.1854in" svg:width="3.6902in" svg:height="4.2783in" draw:z-index="7"><draw:image xlink:href="Pictures/10000201000002B2000003202503B110FC91B0E1.png" xlink:type="simple" xlink:show="embed" xlink:actuate="onLoad" loext:mime-type="image/png"/></draw:frame>Still need to filter pcd in left down corner.</text:p>
      <text:p text:style-name="P40"/>
      <text:p text:style-name="P21">Plane model:</text:p>
      <text:p text:style-name="P16">Detected the table with plane model:</text:p>
      <text:p text:style-name="P14"><draw:frame draw:style-name="fr2" draw:name="Image7" text:anchor-type="paragraph" svg:x="0.1618in" svg:y="0.1272in" svg:width="4.6043in" svg:height="4.2398in" draw:z-index="6"><draw:image xlink:href="Pictures/10000201000001BA0000019745E1AE9B577C5A86.png" xlink:type="simple" xlink:show="embed" xlink:actuate="onLoad" loext:mime-type="image/png"/></draw:frame></text:p>
      <text:p text:style-name="P1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2">Problem cameras:</text:p>
      <text:p text:style-name="P13">BlasterX Senz3d</text:p>
      <text:p text:style-name="P18"><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18"><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43">Result camera problem:</text:p>
      <text:p text:style-name="P19"><text:span text:style-name="T14">We discussed the problem with the client. The client was aware that due to the fact that black objects absorb IR light, they wont be detectable. </text:span><text:span text:style-name="T15">We need to put this in the disclaimer. If there is time, we can try using 2d object detecting for detecting the black objects, and use the measurement of the distance from camera to table to create a tf. </text:span><text:span text:style-name="T16">This isn’t mandatory.</text:span><text:line-break/></text:p>
      <text:p text:style-name="P23">C++ design:</text:p>
      <text:p text:style-name="P17"><text:a xlink:type="simple" xlink:href="https://www.jannovergara.me/posts/solid-design-principles-for-the-modern-c++/" text:style-name="Internet_20_link" text:visited-style-name="Visited_20_Internet_20_Link">https://www.jannovergara.me/posts/solid-design-principles-for-the-modern-c++/</text:a></text:p>
      <text:p text:style-name="P17"><text:a xlink:type="simple" xlink:href="https://cppcodetips.wordpress.com/2013/12/23/uml-class-diagram-explained-with-c-samples/" text:style-name="Internet_20_link" text:visited-style-name="Visited_20_Internet_20_Link">https://cppcodetips.wordpress.com/2013/12/23/uml-class-diagram-explained-with-c-samples/</text:a></text:p>
      <text:p text:style-name="P17"/>
      <text:p text:style-name="P45">Main c++:</text:p>
      <text:p text:style-name="P44">Currently we can’t fix an option to return pcl datatypes in a flexible way when there are more than one PCD. Currently we assume that we only generate one solution with Euclidean segmentation because we only give one PCD containing one object due to object recog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11-05T11:45:42.143982384</dc:date>
    <meta:editing-duration>PT11H57M18S</meta:editing-duration>
    <meta:editing-cycles>52</meta:editing-cycles>
    <meta:generator>LibreOffice/6.0.7.3$Linux_X86_64 LibreOffice_project/00m0$Build-3</meta:generator>
    <meta:document-statistic meta:table-count="2" meta:image-count="8" meta:object-count="0" meta:page-count="9" meta:paragraph-count="83" meta:word-count="823" meta:character-count="5229" meta:non-whitespace-character-count="4483"/>
  </office:meta>
</office:document-meta>
</file>